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4" style:family="paragraph" style:parent-style-name="List_20_Paragraph" style:list-style-name="WWNum4"/>
    <style:style style:name="P5" style:family="paragraph" style:parent-style-name="List_20_Paragraph" style:list-style-name="WWNum4">
      <style:text-properties fo:font-size="11pt" style:font-size-asian="11pt" style:font-size-complex="11pt"/>
    </style:style>
    <style:style style:name="P6" style:family="paragraph" style:parent-style-name="List_20_Paragraph" style:list-style-name="WWNum4">
      <style:text-properties fo:font-size="11pt" style:font-size-asian="11pt"/>
    </style:style>
    <style:style style:name="P7" style:family="paragraph" style:parent-style-name="List_20_Paragraph" style:list-style-name="WWNum5"/>
    <style:style style:name="P8" style:family="paragraph" style:parent-style-name="List_20_Paragraph" style:list-style-name="WWNum14"/>
    <style:style style:name="P9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1pt" style:font-size-asian="11pt"/>
    </style:style>
    <style:style style:name="T1" style:family="text">
      <style:text-properties style:font-name="Segoe UI Emoji" style:font-name-complex="Segoe UI Emoji1"/>
    </style:style>
    <style:style style:name="T2" style:family="text">
      <style:text-properties style:font-name="Segoe UI Emoji" style:font-name-asian="Segoe UI Emoji1" style:font-name-complex="Segoe UI Emoji1"/>
    </style:style>
    <style:style style:name="T3" style:family="text">
      <style:text-properties fo:font-size="14pt" style:font-size-asian="14pt"/>
    </style:style>
    <style:style style:name="T4" style:family="text">
      <style:text-properties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2/12/2017 V0.8.2</text:p>
      <text:p text:style-name="P1">Ajout</text:p>
      <text:list xml:id="list4771558502296248386" text:style-name="WWNum4">
        <text:list-item>
          <text:p text:style-name="P5">Ajout de filtre dans la partie Liste d'attaque</text:p>
        </text:list-item>
      </text:list>
      <text:p text:style-name="P1">10/12/2017 V0.8.1</text:p>
      <text:p text:style-name="P1">Ajout</text:p>
      <text:list xml:id="list37258035" text:continue-numbering="true" text:style-name="WWNum4">
        <text:list-item>
          <text:p text:style-name="P4">Pokémon 3g dans œufs</text:p>
        </text:list-item>
        <text:list-item>
          <text:p text:style-name="P6"><text:span text:style-name="T4">Ajout de la météo (partie information)</text:span></text:p>
          <text:list>
            <text:list-header>
              <text:p text:style-name="P9"><text:span text:style-name="T3">Bug Fix</text:span></text:p>
            </text:list-header>
          </text:list>
        </text:list-item>
        <text:list-item>
          <text:p text:style-name="P5">Absol est bien de type <text:s/>ténèbre</text:p>
        </text:list-item>
      </text:list>
      <text:p text:style-name="P1">09/12/2017 V0.8</text:p>
      <text:p text:style-name="P1">Ajout</text:p>
      <text:list xml:id="list37243704" text:continue-numbering="true" text:style-name="WWNum4">
        <text:list-item>
          <text:p text:style-name="P4">Cp maximum en sauvage n’est plus dépendant du niveau dans « Informations »</text:p>
        </text:list-item>
        <text:list-item>
          <text:p text:style-name="P4">Électrode, Élektek et Élekid avec « É » (et d’autres)</text:p>
        </text:list-item>
        <text:list-item>
          <text:p text:style-name="P4"><text:bookmark text:name="_GoBack"/>Gen 3 (+50 pokémons)</text:p>
        </text:list-item>
        <text:list-item>
          <text:p text:style-name="P4">10 nouvelles attaques</text:p>
        </text:list-item>
        <text:list-item>
          <text:p text:style-name="P4">refonte de la sélection dans pokédex</text:p>
        </text:list-item>
      </text:list>
      <text:p text:style-name="P1">02/12/2017 V0.7.24</text:p>
      <text:p text:style-name="P1">Ajout</text:p>
      <text:list xml:id="list37242245" text:continue-numbering="true" text:style-name="WWNum4">
        <text:list-item>
          <text:p text:style-name="P4">Raikou plus présent en raid</text:p>
        </text:list-item>
        <text:list-item>
          <text:p text:style-name="P4">Liste des pokémons dans les œufs mise à jour</text:p>
        </text:list-item>
        <text:list-item>
          <text:p text:style-name="P4">Genre possible des pokémon aussi affiché dans pokédex en mode evolution.</text:p>
        </text:list-item>
        <text:list-item>
          <text:p text:style-name="P4">Affichage par oeuf</text:p>
        </text:list-item>
      </text:list>
      <text:p text:style-name="P1">30/11/2017 V0.7.23</text:p>
      <text:p text:style-name="P1">Ajout</text:p>
      <text:list xml:id="list37263969" text:continue-numbering="true" text:style-name="WWNum4">
        <text:list-item>
          <text:p text:style-name="P4">Dans « Taux de capture » tri possible (et seul les Pokémon disponible en jeu s’affichent)</text:p>
        </text:list-item>
        <text:list-item>
          <text:p text:style-name="P4">Nidoran male et femelle avec symbole <text:span text:style-name="T1">♂ et ♀</text:span></text:p>
        </text:list-item>
      </text:list>
      <text:p text:style-name="P1">29/11/2017 V0.7.20</text:p>
      <text:p text:style-name="P1">Ajout</text:p>
      <text:list xml:id="list37249141" text:continue-numbering="true" text:style-name="WWNum4">
        <text:list-item>
          <text:p text:style-name="P4">Version mac et linux</text:p>
        </text:list-item>
      </text:list>
      <text:p text:style-name="P1"><text:soft-page-break/>Bug Fix</text:p>
      <text:list xml:id="list37245046" text:continue-numbering="true" text:style-name="WWNum4">
        <text:list-item>
          <text:p text:style-name="P4">Correction d’un bug qui affiché le nom des pokémon sans genre au mauvais endroit dans « pokédex »</text:p>
        </text:list-item>
        <text:list-item>
          <text:p text:style-name="P4">Bug accent médaille</text:p>
        </text:list-item>
      </text:list>
      <text:p text:style-name="P1">27/11/2017 V0.7.18</text:p>
      <text:p text:style-name="P1">Ajout</text:p>
      <text:list xml:id="list37243178" text:continue-numbering="true" text:style-name="WWNum4">
        <text:list-item>
          <text:p text:style-name="P4">Classement par % de capture puis par nombre de vu (et non plus par numéro de pokedex) dans « Taux de capture ».</text:p>
        </text:list-item>
      </text:list>
      <text:p text:style-name="P1">26/11/2017 V0.7.16</text:p>
      <text:p text:style-name="P1">Ajout</text:p>
      <text:list xml:id="list37262996" text:continue-numbering="true" text:style-name="WWNum4">
        <text:list-item>
          <text:p text:style-name="P4">Suppression de combinaisons impossible dans « Calculateur d’IV »</text:p>
        </text:list-item>
        <text:list-item>
          <text:p text:style-name="P4">Retour de Magicarpe dans les raid niveau 1</text:p>
        </text:list-item>
        <text:list-item>
          <text:p text:style-name="P4">Onglet « taux de capture »</text:p>
        </text:list-item>
        <text:list-item>
          <text:p text:style-name="P4">Updater qui se met a jour auto</text:p>
        </text:list-item>
      </text:list>
      <text:p text:style-name="P1">Bug Fix</text:p>
      <text:list xml:id="list2614946442251790133" text:style-name="WWNum5">
        <text:list-item>
          <text:p text:style-name="P7">Correction d’un bug qui affiché un message d’erreur en prenant une capture d’écran de l’onglet « Liste des attaques » alors qu’aucune erreur ne se produisait.</text:p>
        </text:list-item>
      </text:list>
      <text:p text:style-name="P1">21/11/2017 V0.7.15</text:p>
      <text:p text:style-name="P1">Ajout</text:p>
      <text:list xml:id="list37262004" text:continue-numbering="true" text:style-name="WWNum5">
        <text:list-item>
          <text:p text:style-name="P7">Capture d’onglet en jpg (1mo au lieu de 13mo l’image <text:span text:style-name="T2">😉</text:span>)</text:p>
        </text:list-item>
        <text:list-item>
          <text:p text:style-name="P7">Pokedex en PDF ! (Et autres)</text:p>
        </text:list-item>
        <text:list-item>
          <text:p text:style-name="P7">Message d'erreur si le fichier est utilisé (.jpg et .pdf)</text:p>
        </text:list-item>
        <text:list-item>
          <text:p text:style-name="P7">Ajout d'un onglet exporter (jpg et pdf)</text:p>
        </text:list-item>
      </text:list>
      <text:p text:style-name="P1">19/11/2017 V0.7.14</text:p>
      <text:p text:style-name="P1">Ajout</text:p>
      <text:list xml:id="list37261422" text:continue-numbering="true" text:style-name="WWNum5">
        <text:list-item>
          <text:p text:style-name="P7">Ajout d'une ligne merci à Chrales dans « A propos »</text:p>
        </text:list-item>
        <text:list-item>
          <text:p text:style-name="P7">« A propos » mise à jour avec la nouvelle source d’images</text:p>
        </text:list-item>
        <text:list-item>
          <text:p text:style-name="P7">Refonte de la création d'un dresseur au premier lancement</text:p>
        </text:list-item>
      </text:list>
      <text:p text:style-name="P1">Bug Fix</text:p>
      <text:list xml:id="list37266285" text:continue-numbering="true" text:style-name="WWNum5">
        <text:list-item>
          <text:p text:style-name="P7">Correction du bug qui déplacé la fenêtre de l'application quand on ouvrait « A propos »</text:p>
        </text:list-item>
      </text:list>
      <text:p text:style-name="P1"><text:soft-page-break/>18/11/2017 V0.7.13</text:p>
      <text:p text:style-name="P1">Ajout</text:p>
      <text:list xml:id="list37248661" text:continue-numbering="true" text:style-name="WWNum5">
        <text:list-item>
          <text:p text:style-name="P7">Ajout d'un splash screen (écran d'attente au chargement de l'appli)</text:p>
        </text:list-item>
        <text:list-item>
          <text:p text:style-name="P7">Léger réajustement d'interface</text:p>
        </text:list-item>
        <text:list-item>
          <text:p text:style-name="P7">Refonte de la partie « Liste d’attaques »</text:p>
        </text:list-item>
        <text:list-item>
          <text:p text:style-name="P7">Suppression du bouton « Voir les attaques » dans « Informations » (suite à la refonte de la partie attaque)</text:p>
        </text:list-item>
        <text:list-item>
          <text:p text:style-name="P7">Ajout de la liste des attaques legacy (plus disponible pour le Pokémon)</text:p>
        </text:list-item>
        <text:list-item>
          <text:p text:style-name="P7">Ajout d'un menu de prise de capture d'onglet (en png) (un peu lourd)</text:p>
        </text:list-item>
        <text:list-item>
          <text:p text:style-name="P7">Ajustement des couleurs en font (Pokedex)</text:p>
        </text:list-item>
        <text:list-item>
          <text:p text:style-name="P7">Couleur du texte de liste d'IV changé (seul le % est coloré)</text:p>
        </text:list-item>
        <text:list-item>
          <text:p text:style-name="P7">Ajout de toutes les attaques</text:p>
        </text:list-item>
        <text:list-item>
          <text:p text:style-name="P7">Vérification d'erreur attaque (ok !)</text:p>
        </text:list-item>
        <text:list-item>
          <text:p text:style-name="P7">La partie taux de capture dans « Informations » à une taille qui s'adapte au nombre de tableau (0 - 1 - 3 - 4)</text:p>
        </text:list-item>
        <text:list-item>
          <text:p text:style-name="P7">Niveau par palier de 0.5 dans « Information »</text:p>
        </text:list-item>
        <text:list-item>
          <text:p text:style-name="P7">Images des Pokémon représentant plus leurs tailles respective (merci Chrales)</text:p>
        </text:list-item>
        <text:list-item>
          <text:p text:style-name="P7">Images de meilleures qualité (type, bonbon...)</text:p>
        </text:list-item>
        <text:list-item>
          <text:p text:style-name="P7">Genre des Pokémon + images !</text:p>
        </text:list-item>
        <text:list-item>
          <text:p text:style-name="P7">Image Pokémon Shiny !</text:p>
        </text:list-item>
        <text:list-item>
          <text:p text:style-name="P7">Pokémon asexué !</text:p>
        </text:list-item>
      </text:list>
      <text:p text:style-name="P1">Bug fix</text:p>
      <text:list xml:id="list37242527" text:continue-numbering="true" text:style-name="WWNum5">
        <text:list-item>
          <text:p text:style-name="P7">Les évolutions d'évoli sont affiché dans le bon ordre</text:p>
        </text:list-item>
        <text:list-item>
          <text:p text:style-name="P7">Correction de nom de l'attaque Eclat magique</text:p>
        </text:list-item>
        <text:list-item>
          <text:p text:style-name="P7">Correction de fautes d'orthographes</text:p>
        </text:list-item>
        <text:list-item>
          <text:p text:style-name="P7">Correction d'un problème de calcul dans « Calculateur d'iv »</text:p>
        </text:list-item>
        <text:list-item>
          <text:p text:style-name="P7">Liste des IV correctement classé par % de perfection</text:p>
        </text:list-item>
        <text:list-item>
          <text:p text:style-name="P7">Correction d'un bug ou la liste des attaques plus disponible était mal actualisé</text:p>
        </text:list-item>
        <text:list-item>
          <text:p text:style-name="P7">Correction du nom de l'attaque vent violent</text:p>
        </text:list-item>
        <text:list-item>
          <text:p text:style-name="P7">Attaque correctement classées (accents :))</text:p>
        </text:list-item>
      </text:list>
      <text:p text:style-name="Standard"/>
      <text:p text:style-name="P1"><text:soft-page-break/>14/11/2017 V0.7.12</text:p>
      <text:p text:style-name="P1">Ajout</text:p>
      <text:list xml:id="list37265453" text:continue-numbering="true" text:style-name="WWNum5">
        <text:list-item>
          <text:p text:style-name="P7">Refonte de la partie « Information »</text:p>
        </text:list-item>
        <text:list-item>
          <text:p text:style-name="P7">Amélioration des performances de recherche dans « Informations » et « Calculateur IV »</text:p>
        </text:list-item>
        <text:list-item>
          <text:p text:style-name="P7">Optimisation des listes avec images</text:p>
        </text:list-item>
        <text:list-item>
          <text:p text:style-name="P7">Ajout du niveau du Pokémon dans les tableaux de chance de capture</text:p>
        </text:list-item>
        <text:list-item>
          <text:p text:style-name="P7">Ajout d'un bouton pour voir le combo d'attaque dans l'onglet Attaques</text:p>
        </text:list-item>
        <text:list-item>
          <text:p text:style-name="P7">Arrière-plan de meilleure qualité</text:p>
        </text:list-item>
        <text:list-item>
          <text:p text:style-name="P7">Ajout des Attaque jusqu'à O</text:p>
        </text:list-item>
      </text:list>
      <text:p text:style-name="P1">Bug fix</text:p>
      <text:list xml:id="list37258230" text:continue-numbering="true" text:style-name="WWNum5">
        <text:list-item>
          <text:p text:style-name="P7">Correction d'un bug qui laissé des informations dans l'onglet « Informations » alors que la recherche ne donnait pas de résultat</text:p>
        </text:list-item>
        <text:list-item>
          <text:p text:style-name="P7">Correction d'un bug ou certains Pokémon n'apparaissait pas en mode « Afficher par évolution »</text:p>
        </text:list-item>
      </text:list>
      <text:p text:style-name="P1">13/11/2017 V0.7.11</text:p>
      <text:p text:style-name="P1">Ajout</text:p>
      <text:list xml:id="list37246715" text:continue-numbering="true" text:style-name="WWNum5">
        <text:list-item>
          <text:p text:style-name="P7">Ajout des pré-évolution</text:p>
        </text:list-item>
        <text:list-item>
          <text:p text:style-name="P7">Classement par évolution !</text:p>
        </text:list-item>
        <text:list-item>
          <text:p text:style-name="P7">Ajout des objets d’évolutions</text:p>
        </text:list-item>
        <text:list-item>
          <text:p text:style-name="P7">Ajout des Attaque jusqu'à L</text:p>
        </text:list-item>
      </text:list>
      <text:p text:style-name="P1">Bug fix</text:p>
      <text:p text:style-name="Standard"><text:tab/>- Correction d'un bug de taille du texte des barres de progression dans Statistiques (médailles)</text:p>
      <text:p text:style-name="P1">09/11/2017 V0.7.10</text:p>
      <text:p text:style-name="P1">Ajout</text:p>
      <text:list xml:id="list37237693" text:continue-numbering="true" text:style-name="WWNum5">
        <text:list-item>
          <text:p text:style-name="P7">Tri par type de Pokémon</text:p>
        </text:list-item>
        <text:list-item>
          <text:p text:style-name="P7">Ajout des images des types dans les listes déroulantes (type du Pokémon et type des attaques)</text:p>
        </text:list-item>
        <text:list-item>
          <text:p text:style-name="P7">Refonte du l'interface de tri dans « Pokédex » pour le rendre plus clair</text:p>
        </text:list-item>
      </text:list>
      <text:p text:style-name="P1">Bug fix</text:p>
      <text:list xml:id="list37251379" text:continue-numbering="true" text:style-name="WWNum5">
        <text:list-item>
          <text:p text:style-name="P7">Correction de Pokémon n'ayant pas le bon type</text:p>
        </text:list-item>
        <text:list-item>
          <text:p text:style-name="P7"><text:soft-page-break/>Résolution d'un problème de mauvaise sauvegarde des données des attaques legacy depuis l'updateur</text:p>
        </text:list-item>
      </text:list>
      <text:p text:style-name="P1">08/11/2017 V0.7.9</text:p>
      <text:p text:style-name="P1">Ajout</text:p>
      <text:list xml:id="list37240334" text:continue-numbering="true" text:style-name="WWNum5">
        <text:list-item>
          <text:p text:style-name="P7">Informations : Liste d'évolution représentée par les images des Pokémons (cliquable)</text:p>
        </text:list-item>
        <text:list-item>
          <text:p text:style-name="P7">Ajout des attaques des Pokémon jusqu'à G</text:p>
        </text:list-item>
        <text:list-item>
          <text:p text:style-name="P7">Ajout de la liste des attaques qui ne sont plus disponible pour un Pokémon (vide pour le moment)</text:p>
        </text:list-item>
      </text:list>
      <text:list xml:id="list5762728047475638771" text:style-name="WWNum14">
        <text:list-item>
          <text:p text:style-name="P8">Bug fix-</text:p>
        </text:list-item>
        <text:list-item>
          <text:p text:style-name="P8">Correction de fautes d'orthographes</text:p>
        </text:list-item>
        <text:list-item>
          <text:p text:style-name="P8">Suppression d'une attaque présente en double</text:p>
        </text:list-item>
      </text:list>
      <text:p text:style-name="P1">05/11/2017 V0.7.8</text:p>
      <text:p text:style-name="P1">Ajout</text:p>
      <text:list xml:id="list37262965" text:continue-numbering="true" text:style-name="WWNum14">
        <text:list-item>
          <text:p text:style-name="P8">Mise à jour des Pokémon de raid (nouveaux venus et disparition)</text:p>
        </text:list-item>
        <text:list-item>
          <text:p text:style-name="P8">Tenefix et Skelenox dans œuf (et d'autres)</text:p>
        </text:list-item>
        <text:list-item>
          <text:p text:style-name="P8">Tri « Présent dans un œuf » (Pokédex)</text:p>
        </text:list-item>
        <text:list-item>
          <text:p text:style-name="P8">Distance d'œuf dans "informations"</text:p>
        </text:list-item>
        <text:list-item>
          <text:p text:style-name="P8">Ajout des attaques de chaque Pokémons (jusqu'a B pour les attaques)</text:p>
        </text:list-item>
      </text:list>
      <text:p text:style-name="P1">Bug fix</text:p>
      <text:list xml:id="list37233742" text:continue-numbering="true" text:style-name="WWNum14">
        <text:list-item>
          <text:p text:style-name="P8">Correction d'un bug qui donnait de mauvaises informations sur un Pokémon possédé ou non si on cliqué trop vite dessus (mais fallait être fort)</text:p>
        </text:list-item>
      </text:list>
      <text:p text:style-name="P1">04/11/2017 V0.7.7</text:p>
      <text:p text:style-name="P1">Ajout</text:p>
      <text:list xml:id="list37265869" text:continue-numbering="true" text:style-name="WWNum14">
        <text:list-item>
          <text:p text:style-name="P8">Clean de code (invisible pour l'utilisateur)</text:p>
        </text:list-item>
        <text:list-item>
          <text:p text:style-name="P8">Harmonisation des couleurs</text:p>
        </text:list-item>
      </text:list>
      <text:p text:style-name="P1">Bug fix</text:p>
      <text:list xml:id="list37236649" text:continue-numbering="true" text:style-name="WWNum14">
        <text:list-item>
          <text:p text:style-name="P8">Correction d'un bug qui faisait apparaitre des artefacts visuels sur certaine fenêtre transparente</text:p>
        </text:list-item>
      </text:list>
      <text:p text:style-name="P1">03/11/2017 V0.7.6</text:p>
      <text:p text:style-name="P1">Ajout</text:p>
      <text:list xml:id="list37241021" text:continue-numbering="true" text:style-name="WWNum14">
        <text:list-item>
          <text:p text:style-name="P8">Ajout de toutes les attaques et début de l'ajout des attaques pour chaque Pokémons</text:p>
        </text:list-item>
      </text:list>
      <text:p text:style-name="P1"><text:soft-page-break/>02/11/2017 V0.7.5</text:p>
      <text:p text:style-name="P1">Ajout</text:p>
      <text:list xml:id="list37237878" text:continue-numbering="true" text:style-name="WWNum14">
        <text:list-item>
          <text:p text:style-name="P8">Ajout de la prise en compte du nouveau niveau max des Pokémon (40 quand Niantic aura vraiment corrigé le truc)</text:p>
        </text:list-item>
        <text:list-item>
          <text:p text:style-name="P8">Ajout de fonctions de tri dans la partie Pokédex</text:p>
        </text:list-item>
      </text:list>
      <text:p text:style-name="P1">31/10/2017 V0.7.4</text:p>
      <text:p text:style-name="P1">Ajout</text:p>
      <text:list xml:id="list37265310" text:continue-numbering="true" text:style-name="WWNum14">
        <text:list-item>
          <text:p text:style-name="P8">Mise à jour de l'appli depuis un updateur (et des fichiers)</text:p>
        </text:list-item>
      </text:list>
      <text:p text:style-name="P1">27/10/2017 V0.7.3</text:p>
      <text:p text:style-name="P1">Ajout</text:p>
      <text:list xml:id="list37263779" text:continue-numbering="true" text:style-name="WWNum14">
        <text:list-item>
          <text:p text:style-name="P8">Début de mise en place de maj des fichiers de base de l'application (pas encore OP)</text:p>
        </text:list-item>
      </text:list>
      <text:p text:style-name="P1">Bug fix</text:p>
      <text:list xml:id="list37260747" text:continue-numbering="true" text:style-name="WWNum14">
        <text:list-item>
          <text:p text:style-name="P8">Correction d'un bug qui faisait que lorsqu’un cliquait droit sur un Pokémon dans Pokédex pour afficher ses informations, elles n’étaient pas affichées correctement.</text:p>
        </text:list-item>
      </text:list>
      <text:p text:style-name="P1">26/10/2017 V0.7.2</text:p>
      <text:p text:style-name="P1">Ajout</text:p>
      <text:list xml:id="list37260445" text:continue-numbering="true" text:style-name="WWNum14">
        <text:list-item>
          <text:p text:style-name="P8">Id, Attaque de base, Défense de base, Endurance de base, région, kms copain, Bonbons pour évoluer, chance de capture, chance de fuite, liste d'évolution dans partie « Informations »</text:p>
        </text:list-item>
        <text:list-item>
          <text:p text:style-name="P8">Suppression de combinaison d'IV impossible (meilleure précision et meilleure rapidité de calcul)</text:p>
        </text:list-item>
      </text:list>
      <text:p text:style-name="P1">Bug fix</text:p>
      <text:list xml:id="list37238910" text:continue-numbering="true" text:style-name="WWNum14">
        <text:list-item>
          <text:p text:style-name="P8">Correction d'un bug qui faisait apparaitre du texte non désiré dans la partie « Calculateur d'IV », quand on sélectionné un Pokémon dans la partie « Informations »</text:p>
        </text:list-item>
        <text:list-item>
          <text:p text:style-name="P8">Correction de bug d'affichage dans la partie « Informations » lorsque qu'on changé de Pokémon dans la liste à l'aide du clav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en potier</meta:initial-creator>
    <meta:editing-cycles>91</meta:editing-cycles>
    <meta:creation-date>2017-11-19T07:24:00</meta:creation-date>
    <dc:date>2017-12-12T17:06:23.63</dc:date>
    <meta:editing-duration>PT16M18S</meta:editing-duration>
    <meta:generator>OpenOffice/4.1.4$Win32 OpenOffice.org_project/414m5$Build-9788</meta:generator>
    <meta:document-statistic meta:table-count="0" meta:image-count="0" meta:object-count="0" meta:page-count="6" meta:paragraph-count="157" meta:word-count="1212" meta:character-count="668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